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4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6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UMA and Web-Bas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9" draw:id="id9" draw:layer="layout" svg:width="2.201cm" svg:height="1.473cm" svg:x="5.477cm" svg:y="7.7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2.201cm" svg:height="1.473cm" svg:x="9.477cm" svg:y="10.461cm">
          <draw:glue-point draw:id="4" svg:x="5.056cm" svg:y="-1.86cm"/>
          <draw:glue-point draw:id="5" svg:x="5.056cm" svg:y="1.588cm"/>
          <text:list text:style-name="L1">
            <text:list-header>
              <text:p text:style-name="P3"><text:span text:style-name="T2">MAA</text:span></text:p>
            </text:list-header>
          </text:list>
          <text:list text:style-name="L2">
            <text:list-item>
              <text:p text:style-name="P5"><text:span text:style-name="T3">IMAP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2.201cm" svg:height="1.473cm" svg:x="21.985cm" svg:y="7.76cm">
          <text:list text:style-name="L1">
            <text:list-header>
              <text:p text:style-name="P5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5" draw:text-style-name="P7" draw:layer="layout" svg:x1="14.78cm" svg:y1="5.922cm" svg:x2="14.785cm" svg:y2="19.063cm">
          <text:p/>
        </draw:line>
        <draw:custom-shape draw:style-name="gr6" draw:text-style-name="P9" draw:layer="layout" svg:width="1.497cm" svg:height="0.642cm" svg:x="14.896cm" svg:y="6.445cm">
          <text:list text:style-name="L1">
            <text:list-header>
              <text:p text:style-name="P8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6" xml:id="id1" draw:id="id1" draw:layer="layout" svg:width="2.2cm" svg:height="1.473cm" svg:x="17.972cm" svg:y="10.465cm">
          <draw:glue-point draw:id="4" svg:x="-5.031cm" svg:y="-1.887cm"/>
          <draw:glue-point draw:id="5" svg:x="-5.031cm" svg:y="1.853cm"/>
          <text:list text:style-name="L1">
            <text:list-header>
              <text:p text:style-name="P5"><text:span text:style-name="T2">MAA</text:span></text:p>
            </text:list-header>
          </text:list>
          <text:list text:style-name="L2">
            <text:list-item>
              <text:p text:style-name="P5"><text:span text:style-name="T3">IMAP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201cm" svg:height="1.473cm" svg:x="5.477cm" svg:y="5.1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3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2cm" svg:height="1.473cm" svg:x="21.979cm" svg:y="5.1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3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598cm" svg:height="0.962cm" svg:x="12.995cm" svg:y="3.755cm">
          <draw:text-box>
            <text:p text:style-name="P11">Data-Flow</text:p>
          </draw:text-box>
        </draw:frame>
        <draw:custom-shape draw:style-name="gr11" draw:text-style-name="P12" xml:id="id4" draw:id="id4" draw:layer="layout" svg:width="2.201cm" svg:height="1.535cm" svg:x="5.477cm" svg:y="13.7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3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201cm" svg:height="1.535cm" svg:x="5.477cm" svg:y="17.395cm">
          <text:list text:style-name="L1">
            <text:list-header>
              <text:p text:style-name="P3"><text:span text:style-name="T5">Webmail</text:span></text:p>
            </text:list-header>
            <text:list-item>
              <text:p text:style-name="P3"><text:span text:style-name="T3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2" xml:id="id12" draw:id="id12" draw:layer="layout" svg:width="2.201cm" svg:height="1.535cm" svg:x="9.477cm" svg:y="13.7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5"><text:span text:style-name="T3">Rq Party Client</text:span></text:p>
            </text:list-item>
            <text:list-item>
              <text:p text:style-name="P5"><text:span text:style-name="T3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4" draw:text-style-name="P13" draw:layer="layout" draw:type="line" svg:x1="19.072cm" svg:y1="11.938cm" svg:x2="19.077cm" svg:y2="13.795cm" draw:start-shape="id1" draw:start-glue-point="2" draw:end-shape="id2" draw:end-glue-point="0" svg:d="M19072 11938l5 1857" svg:viewBox="0 0 6 1858">
          <text:p/>
        </draw:connector>
        <draw:custom-shape draw:style-name="gr15" draw:text-style-name="P12" xml:id="id6" draw:id="id6" draw:layer="layout" svg:width="2.201cm" svg:height="1.535cm" svg:x="21.977cm" svg:y="13.7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3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2" xml:id="id2" draw:id="id2" draw:layer="layout" svg:width="2.201cm" svg:height="1.535cm" svg:x="17.977cm" svg:y="13.7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5"><text:span text:style-name="T3">Rq Party Client</text:span></text:p>
            </text:list-item>
            <text:list-item>
              <text:p text:style-name="P5"><text:span text:style-name="T3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2.201cm" svg:height="1.535cm" svg:x="21.977cm" svg:y="17.395cm">
          <text:list text:style-name="L1">
            <text:list-header>
              <text:p text:style-name="P3"><text:span text:style-name="T5">Webmail</text:span></text:p>
            </text:list-header>
            <text:list-item>
              <text:p text:style-name="P3"><text:span text:style-name="T3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4" xml:id="id5" draw:id="id5" draw:layer="layout" svg:width="1.932cm" svg:height="1.889cm" svg:x="25.475cm" svg:y="13.621cm">
          <text:list text:style-name="L1">
            <text:list-header>
              <text:p text:style-name="P5"><text:span text:style-name="T5">Data</text:span></text:p>
              <text:p text:style-name="P5"><text:span text:style-name="T6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4" xml:id="id3" draw:id="id3" draw:layer="layout" svg:width="1.923cm" svg:height="1.872cm" svg:x="2.21cm" svg:y="13.621cm">
          <text:list text:style-name="L1">
            <text:list-header>
              <text:p text:style-name="P5"><text:span text:style-name="T5">Data</text:span></text:p>
              <text:p text:style-name="P5"><text:span text:style-name="T6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3" draw:layer="layout" draw:type="line" svg:x1="4.133cm" svg:y1="14.557cm" svg:x2="5.477cm" svg:y2="14.562cm" draw:start-shape="id3" draw:start-glue-point="8" draw:end-shape="id4" draw:end-glue-point="3" svg:d="M4133 14557l1344 5" svg:viewBox="0 0 1345 6">
          <text:p/>
        </draw:connector>
        <draw:connector draw:style-name="gr20" draw:text-style-name="P13" draw:layer="layout" draw:type="line" svg:x1="25.475cm" svg:y1="14.565cm" svg:x2="24.178cm" svg:y2="14.562cm" draw:start-shape="id5" draw:start-glue-point="8" draw:end-shape="id6" draw:end-glue-point="1" svg:d="M25475 14565l-1297-3" svg:viewBox="0 0 1298 4">
          <text:p/>
        </draw:connector>
        <draw:connector draw:style-name="gr20" draw:text-style-name="P13" draw:layer="layout" draw:type="line" svg:x1="6.577cm" svg:y1="17.395cm" svg:x2="6.577cm" svg:y2="15.33cm" draw:start-shape="id7" draw:start-glue-point="0" draw:end-shape="id4" draw:end-glue-point="2" svg:d="M6577 17395v-2065" svg:viewBox="0 0 1 2066">
          <text:p/>
        </draw:connector>
        <draw:connector draw:style-name="gr20" draw:text-style-name="P13" draw:layer="layout" draw:type="line" svg:x1="23.077cm" svg:y1="17.395cm" svg:x2="23.077cm" svg:y2="15.33cm" draw:start-shape="id8" draw:start-glue-point="0" draw:end-shape="id6" draw:end-glue-point="2" svg:d="M23077 17395v-2065" svg:viewBox="0 0 1 2066">
          <text:p/>
        </draw:connector>
        <draw:connector draw:style-name="gr14" draw:text-style-name="P13" draw:layer="layout" svg:x1="7.678cm" svg:y1="8.496cm" svg:x2="10.577cm" svg:y2="10.461cm" draw:start-shape="id9" draw:start-glue-point="1" draw:end-shape="id10" draw:end-glue-point="0" svg:d="M7678 8496h2899v1965" svg:viewBox="0 0 2900 1966">
          <text:p/>
        </draw:connector>
        <draw:connector draw:style-name="gr14" draw:text-style-name="P13" draw:layer="layout" svg:x1="21.986cm" svg:y1="8.496cm" svg:x2="19.072cm" svg:y2="10.465cm" draw:start-shape="id11" draw:start-glue-point="3" draw:end-shape="id1" draw:end-glue-point="0" svg:d="M21986 8496h-2914v1969" svg:viewBox="0 0 2915 1970">
          <text:p/>
        </draw:connector>
        <draw:connector draw:style-name="gr20" draw:text-style-name="P13" draw:layer="layout" svg:x1="6.577cm" svg:y1="7.76cm" svg:x2="23.086cm" svg:y2="7.76cm" draw:start-shape="id9" draw:start-glue-point="0" draw:end-shape="id11" draw:end-glue-point="0" svg:d="M6577 7760v-514h16509v514" svg:viewBox="0 0 16510 515">
          <text:p/>
        </draw:connector>
        <draw:connector draw:style-name="gr14" draw:text-style-name="P13" draw:layer="layout" draw:type="line" svg:x1="6.577cm" svg:y1="13.795cm" svg:x2="6.577cm" svg:y2="9.233cm" draw:start-shape="id4" draw:start-glue-point="0" draw:end-shape="id9" draw:end-glue-point="2" svg:d="M6577 13795v-4562" svg:viewBox="0 0 1 4563">
          <text:p/>
        </draw:connector>
        <draw:connector draw:style-name="gr14" draw:text-style-name="P13" draw:layer="layout" svg:x1="10.577cm" svg:y1="11.934cm" svg:x2="10.577cm" svg:y2="13.795cm" draw:start-shape="id10" draw:start-glue-point="2" draw:end-shape="id12" draw:end-glue-point="0" svg:d="M10577 11934v1861" svg:viewBox="0 0 1 1862">
          <text:p/>
        </draw:connector>
        <draw:connector draw:style-name="gr14" draw:text-style-name="P13" draw:layer="layout" draw:type="line" svg:x1="9.489cm" svg:y1="14.192cm" svg:x2="7.677cm" svg:y2="14.192cm" draw:start-shape="id12" draw:start-glue-point="4" draw:end-shape="id4" draw:end-glue-point="6" svg:d="M9489 14192h-1812" svg:viewBox="0 0 1813 1">
          <text:p/>
        </draw:connector>
        <draw:connector draw:style-name="gr14" draw:text-style-name="P13" draw:layer="layout" draw:type="line" svg:x1="23.077cm" svg:y1="13.795cm" svg:x2="23.086cm" svg:y2="9.233cm" draw:start-shape="id6" draw:start-glue-point="0" draw:end-shape="id11" draw:end-glue-point="2" svg:d="M23077 13795l9-4562" svg:viewBox="0 0 10 4563">
          <text:p/>
        </draw:connector>
        <draw:connector draw:style-name="gr14" draw:text-style-name="P13" draw:layer="layout" draw:type="line" svg:x1="20.178cm" svg:y1="14.192cm" svg:x2="21.977cm" svg:y2="14.192cm" draw:start-shape="id2" draw:start-glue-point="4" draw:end-shape="id6" draw:end-glue-point="6" svg:d="M20178 14192h1799" svg:viewBox="0 0 1800 1">
          <text:p/>
        </draw:connector>
        <draw:connector draw:style-name="gr20" draw:text-style-name="P13" draw:layer="layout" svg:x1="7.129cm" svg:y1="13.795cm" svg:x2="9.477cm" svg:y2="11.197cm" draw:start-shape="id4" draw:start-glue-point="4" draw:end-shape="id10" draw:end-glue-point="3" svg:d="M7129 13795v-2598h2348" svg:viewBox="0 0 2349 2599">
          <text:p/>
        </draw:connector>
        <draw:connector draw:style-name="gr20" draw:text-style-name="P13" draw:layer="layout" svg:x1="22.524cm" svg:y1="13.795cm" svg:x2="20.172cm" svg:y2="11.201cm" draw:start-shape="id6" draw:start-glue-point="4" draw:end-shape="id1" draw:end-glue-point="1" svg:d="M22524 13795v-2594h-2352" svg:viewBox="0 0 2353 2595">
          <text:p/>
        </draw:connector>
        <draw:custom-shape draw:style-name="gr21" draw:text-style-name="P9" draw:layer="layout" svg:width="2.483cm" svg:height="0.642cm" svg:x="6.987cm" svg:y="10.475cm">
          <text:list text:style-name="L1">
            <text:list-header>
              <text:p text:style-name="P8"><text:span text:style-name="T4">IMAP SYN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9" draw:layer="layout" svg:width="2.483cm" svg:height="0.642cm" svg:x="20.214cm" svg:y="10.481cm">
          <text:list text:style-name="L1">
            <text:list-header>
              <text:p text:style-name="P8"><text:span text:style-name="T4">IMAP SYNC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4" draw:text-style-name="P13" draw:layer="layout" draw:type="line" svg:x1="7.677cm" svg:y1="14.946cm" svg:x2="9.477cm" svg:y2="14.946cm" draw:start-shape="id4" draw:start-glue-point="7" draw:end-shape="id12" draw:end-glue-point="5" svg:d="M7677 14946h1800" svg:viewBox="0 0 1801 1">
          <text:p/>
        </draw:connector>
        <draw:connector draw:style-name="gr14" draw:text-style-name="P13" draw:layer="layout" draw:type="line" svg:x1="21.977cm" svg:y1="14.946cm" svg:x2="20.178cm" svg:y2="14.946cm" draw:start-shape="id6" draw:start-glue-point="7" draw:end-shape="id2" draw:end-glue-point="5" svg:d="M21977 14946h-1799" svg:viewBox="0 0 1800 1">
          <text:p/>
        </draw:connector>
        <draw:connector draw:style-name="gr14" draw:text-style-name="P13" draw:layer="layout" draw:type="lines" draw:line-skew="0cm -0.007cm" svg:x1="7.129cm" svg:y1="15.324cm" svg:x2="19.077cm" svg:y2="15.33cm" draw:start-shape="id4" draw:start-glue-point="5" draw:end-shape="id2" draw:end-glue-point="2" svg:d="M7129 15324v518l11948-7v-505" svg:viewBox="0 0 11949 519">
          <text:p/>
        </draw:connector>
        <draw:connector draw:style-name="gr14" draw:text-style-name="P13" draw:layer="layout" draw:type="lines" draw:line-skew="0.428cm 0.466cm" svg:x1="22.543cm" svg:y1="15.33cm" svg:x2="10.577cm" svg:y2="15.33cm" draw:start-shape="id6" draw:start-glue-point="5" draw:end-shape="id12" draw:end-glue-point="2" svg:d="M22543 15330v940l-11966 38v-978" svg:viewBox="0 0 11967 979">
          <text:p/>
        </draw:connector>
        <draw:custom-shape draw:style-name="gr23" draw:text-style-name="P9" draw:layer="layout" svg:width="3.203cm" svg:height="0.642cm" svg:x="14.853cm" svg:y="15.069cm">
          <text:list text:style-name="L1">
            <text:list-header>
              <text:p text:style-name="P8"><text:span text:style-name="T4">INBOUND 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.645cm" svg:height="0.642cm" svg:x="20.333cm" svg:y="14.293cm">
          <text:list text:style-name="L1">
            <text:list-header>
              <text:p text:style-name="P8"><text:span text:style-name="T4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9" draw:layer="layout" svg:width="1.645cm" svg:height="0.642cm" svg:x="7.742cm" svg:y="14.305cm">
          <text:list text:style-name="L1">
            <text:list-header>
              <text:p text:style-name="P8"><text:span text:style-name="T4">LO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5" draw:layer="layout" svg:width="2.86cm" svg:height="2.249cm" svg:x="5.157cm" svg:y="17.0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86cm" svg:height="2.249cm" svg:x="21.657cm" svg:y="17.0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25cm" svg:height="0.642cm" svg:x="8.049cm" svg:y="17.817cm">
          <text:list text:style-name="L1">
            <text:list-header>
              <text:p text:style-name="P8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2.25cm" svg:height="0.642cm" svg:x="24.552cm" svg:y="17.826cm">
          <text:list text:style-name="L1">
            <text:list-header>
              <text:p text:style-name="P8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9" draw:layer="layout" svg:width="1.497cm" svg:height="0.642cm" svg:x="6.625cm" svg:y="9.617cm">
          <text:list text:style-name="L1">
            <text:list-header>
              <text:p text:style-name="P8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9" draw:layer="layout" svg:width="1.497cm" svg:height="0.642cm" svg:x="23.129cm" svg:y="9.629cm">
          <text:list text:style-name="L1">
            <text:list-header>
              <text:p text:style-name="P8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2.915cm" svg:height="0.642cm" svg:x="10.575cm" svg:y="12.487cm">
          <text:list text:style-name="L1">
            <text:list-header>
              <text:p text:style-name="P8"><text:span text:style-name="T4">IMAP EV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2.915cm" svg:height="0.642cm" svg:x="19.078cm" svg:y="12.499cm">
          <text:list text:style-name="L1">
            <text:list-header>
              <text:p text:style-name="P8"><text:span text:style-name="T4">IMAP EVENTS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7-27T09:10:51.636046205</dc:date>
    <dc:creator>Igor Zboran</dc:creator>
    <meta:editing-duration>PT2H53M19S</meta:editing-duration>
    <meta:editing-cycles>40</meta:editing-cycles>
    <meta:generator>LibreOffice/6.4.5.2$Linux_X86_64 LibreOffice_project/1ed6aca320d7f4d82924e6cec66e4f7527376448</meta:generator>
    <meta:document-statistic meta:object-count="50"/>
  </office:meta>
</office:document-meta>
</file>